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a0f" officeooo:paragraph-rsid="00048a0f"/>
    </style:style>
    <style:style style:name="P2" style:family="paragraph" style:parent-style-name="Standard">
      <style:text-properties officeooo:rsid="00048a0f" officeooo:paragraph-rsid="00048a0f"/>
    </style:style>
    <style:style style:name="P3" style:family="paragraph" style:parent-style-name="Standard">
      <style:text-properties officeooo:rsid="000a196b" officeooo:paragraph-rsid="000a196b"/>
    </style:style>
    <style:style style:name="T1" style:family="text">
      <style:text-properties officeooo:rsid="00091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安装SecureCRT及破解</text:p>
      <text:p text:style-name="P1"/>
      <text:p text:style-name="P1">安装</text:p>
      <text:p text:style-name="P1">sudo dpkg -i scrt-7.3.1-685.ubuntu13-64.x86_64.deb</text:p>
      <text:p text:style-name="P1"/>
      <text:p text:style-name="P1">破解</text:p>
      <text:p text:style-name="P1">perl securecrt_linux_crack.pl /usr/bin/SecureCRT</text:p>
      <text:p text:style-name="P1">然后将得到的内容 填入crt提示的输入框。</text:p>
      <text:p text:style-name="P1"/>
      <text:p text:style-name="P1">2.使用SecureCRT登录b.tap4fun.com</text:p>
      <text:p text:style-name="P1"/>
      <text:p text:style-name="P1">用户为caibo <text:s/>密码为域账号密码 <text:s/>使用id_rsa作为凭证。</text:p>
      <text:p text:style-name="P1"/>
      <text:p text:style-name="P1">最终要的实现 ssh -A 的打开CRT会话配置在SSH2-&gt;Advanced选项框将 Enable OpenSSH agent forwarding 选项打勾，注意是黑色的勾，浅黑色不行。终端类型更改为<text:span text:style-name="T1">xterm</text:span></text:p>
      <text:p text:style-name="P1"/>
      <text:p text:style-name="P3">3. 测试2个服务器使用ubuntu作为用户名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1:17:56.014427456</meta:creation-date>
    <meta:generator>LibreOffice/5.1.4.2$Linux_X86_64 LibreOffice_project/10m0$Build-2</meta:generator>
    <dc:date>2018-01-24T21:55:46.354963118</dc:date>
    <meta:editing-duration>PT26M46S</meta:editing-duration>
    <meta:editing-cycles>3</meta:editing-cycles>
    <meta:document-statistic meta:table-count="0" meta:image-count="0" meta:object-count="0" meta:page-count="1" meta:paragraph-count="10" meta:word-count="132" meta:character-count="329" meta:non-whitespace-character-count="310"/>
  </office:meta>
</office:document-meta>
</file>